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12cm" fo:line-height="114%" fo:text-align="center" style:justify-single-word="false" fo:padding="0cm" fo:border="none"/>
      <style:text-properties style:font-name="Google Sans Text1" fo:font-weight="normal" style:font-weight-asian="normal" style:font-weight-complex="normal"/>
    </style:style>
    <style:style style:name="P2" style:family="paragraph" style:parent-style-name="Heading_20_1">
      <style:paragraph-properties fo:margin-top="0cm" fo:margin-bottom="0.212cm" fo:line-height="114%" fo:text-align="center" style:justify-single-word="false" fo:padding="0cm" fo:border="none"/>
      <style:text-properties style:font-name="Google Sans Text1" fo:font-size="24pt" fo:font-weight="normal" style:font-size-asian="24pt" style:font-weight-asian="normal" style:font-size-complex="2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ip - Top</text:h>
      <text:p text:style-name="P1">Sie nenn’ mich Hitzkopf.<text:line-break/>Gehe meine Wege, belege<text:line-break/>Eine belebende Schwebe<text:line-break/>Meiner Erträge.<text:line-break/>Erlebe jede erschwerende,<text:line-break/>Bevorstehende Szene in meinem Leben<text:line-break/>Als drehenden Angelpunkt in diesem<text:line-break/>Stehenden Mistloch.<text:line-break/>Tip Top...<text:line-break/></text:p>
      <text:p text:style-name="P1">Das Ding ist Hip Hop...<text:line-break/>Brauche die geladene Art<text:line-break/>Für meinen Motor<text:line-break/>Jeden einzelnen Tag,<text:line-break/>Der mit Tag endet, plus Mittwoch...<text:line-break/>TikTok,<text:line-break/>Insta, Facebook,<text:line-break/>Tinder Spinner,<text:line-break/>Vögel um mich rum...<text:line-break/>Nenn’ es Hitchcock<text:line-break/></text:p>
      <text:p text:style-name="P1">Ohne Stip-Stop.<text:line-break/>Das Gameplay for life,<text:line-break/>Keine Flaute zuhause, Pause<text:line-break/>Erlauben.<text:line-break/>One Way.<text:line-break/>Bereit.<text:line-break/></text:p>
      <text:p text:style-name="P1">Überbrückung der Lücken<text:line-break/>Zu überwinden durch Errichten<text:line-break/>Von eigenen Brücken.<text:line-break/>Tücken<text:line-break/>Des Lebens<text:line-break/>Zu verrücken<text:line-break/>Ohne zu bücken.<text:line-break/></text:p>
      <text:p text:style-name="P1">Die Art...<text:line-break/>Und Weise ‘ne andere Seite zu zeigen<text:line-break/>Als standardisierte Reime über Gewalt und Weißes<text:line-break/>Anzupreisen, kann<text:line-break/>Sichtweisen,<text:line-break/>Die Tiefe und Breite<text:line-break/><text:soft-page-break/>Anderer Bereiche in diesen Zeiten<text:line-break/>Sicher gut begleiten.<text:line-break/></text:p>
      <text:p text:style-name="P1">Wer?...<text:line-break/>Kann mir das Wasser reichen...<text:line-break/>Meine Texte glänzen auffällig wie Wasserzeichen<text:line-break/>Auf Fünfhundertern...<text:line-break/></text:p>
      <text:p text:style-name="P1">Hör’s am Klang...<text:line-break/>Bislang<text:line-break/>War’s ‘n Kampf.<text:line-break/>Mach’ es ganz.<text:line-break/>Gebe Dampf.<text:line-break/>Keine Angst.<text:line-break/></text:p>
      <text:p text:style-name="P1">Mache nix im Standard... Modus...<text:line-break/>Kein Wunder, lege den Fokus<text:line-break/>Auf das Zaubern mit Themen von diesem Globus.<text:line-break/>Hokuspokus...<text:line-break/></text:p>
      <text:p text:style-name="P1">Für die Musik bin ich<text:line-break/>Feuer und Flamme,<text:line-break/>Die immer brannte,<text:line-break/>Rannte mit klarer Kante,<text:line-break/>Ergriff die Chance...<text:line-break/></text:p>
      <text:p text:style-name="P1">Alle meinten, das geht doch nicht...<text:line-break/>Wollten mir weismachen...<text:line-break/></text:p>
      <text:p text:style-name="P1">Es sei unmöglich<text:line-break/>Und könnte meine Sachen<text:line-break/>Gleich wieder einpacken.<text:line-break/>Tödlich<text:line-break/>Für die Kunst. Hab’s nicht nötig,<text:line-break/>Auf Rat und Gunst<text:line-break/></text:p>
      <text:p text:style-name="P1">Anderer Menschen<text:line-break/>Grenzen zu setzen,<text:line-break/>Die eigene Art zu tun<text:line-break/>Und mein Denken<text:line-break/>Nach ihren<text:line-break/>Willen zu lenken.<text:line-break/>E E!<text:line-break/><text:soft-page-break/>Auf keinen Fall...<text:line-break/>Ich bin sorglos...<text:line-break/></text:p>
      <text:p text:style-name="P1">Lieber lenk’ ich mich selbst...<text:line-break/>Und lasse sie wortlos<text:line-break/></text:p>
      <text:p text:style-name="P1">Ihre Denkensweisen<text:line-break/>Kreisen um leicht zu erreichende,<text:line-break/>Befreite Zeiten, doch vermeiden<text:line-break/>Es zu fighten, bleiben feige<text:line-break/>In einseitigen, heimischen Kreisen<text:line-break/>Eigener Komfortzonen...<text:line-break/></text:p>
      <text:p text:style-name="P1">Mein Wille...<text:line-break/></text:p>
      <text:p text:style-name="P1">Jedoch stärker und schärfer<text:line-break/>Und weitaus härter als<text:line-break/>Diamantene Bohrkonen...<text:line-break/></text:p>
      <text:p text:style-name="P1">Anderes Limit<text:line-break/>Für mich...<text:line-break/>Heißt es nur Kickdrum, Spitt’<text:line-break/>Den Shit...<text:line-break/></text:p>
      <text:p text:style-name="P1">Und dann kill it.<text:line-break/></text:p>
      <text:p text:style-name="P1">Für viele sind Endorphine gezielte<text:line-break/>Ventile für destruktive<text:line-break/>Hiebe, die ‘ne<text:line-break/>Intensive, tiefe<text:line-break/>Liebe<text:line-break/>Zu sich selbst...<text:line-break/></text:p>
      <text:p text:style-name="P1">Hegen und pflegen...<text:line-break/></text:p>
      <text:p text:style-name="P1">Machen, nicht reden...<text:line-break/>Lachen und leben...<text:line-break/></text:p>
      <text:p text:style-name="P1">Vergleiche<text:line-break/>Amplitudenbereiche,<text:line-break/>In denen du Mut hast zu fighten<text:line-break/>Oder es klug ist zu weichen,<text:line-break/><text:soft-page-break/>Um deine Zukunft zu leiten.<text:line-break/>Stelle die Spur deiner Weichen,<text:line-break/>Baue Belohnungsverhalten<text:line-break/>In die Struktur guter Zeiten,<text:line-break/>Um mit Bravour auszuhalten,<text:line-break/>Wenn sie die Schnur spann’,<text:line-break/>Um deine<text:line-break/>Geplante Tour zu vereiteln.<text:line-break/>Du musst es nur mal begreifen,<text:line-break/>Dass diese Uhr tickt für eine<text:line-break/>Bessere Welt.<text:line-break/></text:p>
      <text:p text:style-name="P1">Mach’ dich selbst<text:line-break/>Zum größtmöglichen, persönlichen<text:line-break/>Fan deiner selb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Arial2" svg:font-family="Arial" style:font-family-generic="swiss"/>
    <style:font-face style:name="Google Sans Text1" svg:font-family="'Google Sans Text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1-08T02:23:01.10</meta:creation-date>
    <dc:date>2025-11-08T02:48:56.52</dc:date>
    <meta:editing-duration>PT7M57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4" meta:paragraph-count="24" meta:word-count="404" meta:character-count="2629"/>
  </office:meta>
</office:document-meta>
</file>